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wollmux.rdf" manifest:media-type="application/rdf+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6dc1"/>
    </style:style>
    <style:style style:name="T1" style:family="text">
      <style:text-properties text:display="none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officeooo:rsid="0024f786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cm" fo:border="none"/>
    </style:style>
  </office:automatic-styles>
  <office:body>
    <office:text>
      <office:forms form:automatic-focus="false" form:apply-design-mode="false"/>
      <text:variable-decls>
        <text:variable-decl office:value-type="string" text:name="myvariable"/>
        <text:variable-decl office:value-type="float" text:name="numvariab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cm" svg:width="0.041cm" svg:height="0.041cm" draw:z-index="0">
        <draw:text-box>
          <text:p text:style-name="Frame_20_contents">
            <text:span text:style-name="T1">
              <office:annotation>
                <dc:creator>WollMuxVersion</dc:creator>
                <dc:date>0000-00-00T00:00:00</dc:date>
                <text:p>Version: 18.0.2</text:p>
              </office:annotation>
            </text:span>
            <office:annotation>
              <dc:creator>OOoVersion</dc:creator>
              <dc:date>0000-00-00T00:00:00</dc:date>
              <text:p>6.3.0.0.alpha0.0.0.alpha0</text:p>
            </office:annotation>
          </text:p>
        </draw:text-box>
      </draw:frame>
      <text:p text:style-name="P1"><text:span text:style-name="T3">inputfield</text:span><text:span text:style-name="T5">: </text:span><text:span text:style-name="T5"><text:variable-input text:name="myvariable" text:description="" office:value-type="string">New value</text:variable-input></text:span></text:p>
      <text:p text:style-name="P1"><text:span text:style-name="T3">inputfield</text:span><text:span text:style-name="T5">: </text:span><text:span text:style-name="T5"><text:variable-input text:name="numvariable" text:description="" office:value-type="string">String input for num variable</text:variable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01:26.358639285</meta:creation-date>
    <dc:date>2019-04-18T10:56:20.305254188</dc:date>
    <meta:editing-duration>PT4M2S</meta:editing-duration>
    <meta:editing-cycles>7</meta:editing-cycles>
    <meta:generator>LibreOfficeDev/6.3.0.0.alpha0$Linux_X86_64 LibreOffice_project/0d07946dba1cc60390e5c662b9d7f7209e5026b1</meta:generator>
    <meta:document-statistic meta:table-count="0" meta:image-count="0" meta:object-count="0" meta:page-count="1" meta:paragraph-count="2" meta:word-count="5" meta:character-count="23" meta:non-whitespace-character-count="21"/>
  </office:meta>
</office:document-meta>
</file>